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64cm"/>
    </style:style>
    <style:style style:name="gr2" style:family="graphic" style:parent-style-name="standard">
      <style:graphic-properties draw:textarea-horizontal-align="justify" draw:textarea-vertical-align="middle" draw:auto-grow-height="false" fo:min-height="2.477cm" fo:min-width="2.906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0.037cm"/>
    </style:style>
    <style:style style:name="gr5" style:family="graphic" style:parent-style-name="objectwithoutfill">
      <style:graphic-properties draw:marker-end="Arrow" draw:marker-end-width="0.3cm" draw:fill="solid" draw:textarea-vertical-align="bottom"/>
    </style:style>
    <style:style style:name="P1" style:family="paragraph">
      <style:text-properties fo:font-size="17.6000003814697pt"/>
    </style:style>
    <style:style style:name="P2" style:family="paragraph">
      <loext:graphic-properties draw:fill="none" draw:fill-color="#ffffff"/>
      <style:text-properties fo:font-size="17.6000003814697pt"/>
    </style:style>
    <style:style style:name="P3" style:family="paragraph">
      <style:paragraph-properties fo:text-align="center"/>
      <style:text-properties fo:font-size="17.6000003814697pt"/>
    </style:style>
    <style:style style:name="P4" style:family="paragraph">
      <loext:graphic-properties draw:fill="solid"/>
      <style:paragraph-properties fo:text-align="center"/>
      <style:text-properties fo:font-size="17.6000003814697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561cm" svg:height="2.114cm" svg:x="2.628cm" svg:y="1.767cm">
          <draw:text-box>
            <text:p text:style-name="P1">GameState state diagram</text:p>
          </draw:text-box>
        </draw:frame>
        <draw:custom-shape draw:style-name="gr2" draw:text-style-name="P3" draw:layer="layout" svg:width="4.816cm" svg:height="3.855cm" svg:x="3.556cm" svg:y="7.829cm">
          <text:p text:style-name="P3">Initializ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.466cm" svg:y1="5.022cm" svg:x2="4.318cm" svg:y2="8.255cm">
          <text:p text:style-name="P3">Start</text:p>
          <text:p text:style-name="P3"/>
        </draw:line>
        <draw:custom-shape draw:style-name="gr2" draw:text-style-name="P3" xml:id="id2" draw:id="id2" draw:layer="layout" svg:width="4.816cm" svg:height="3.855cm" svg:x="14.497cm" svg:y="7.679cm">
          <text:p text:style-name="P3">Running</text:p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4.816cm" svg:height="3.855cm" svg:x="25.664cm" svg:y="6.348cm">
          <text:p text:style-name="P3">Waiting</text:p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099cm" svg:y1="9.06cm" svg:x2="25.908cm" svg:y2="9.06cm">
          <text:p text:style-name="P3">If Menu</text:p>
          <text:p text:style-name="P3"/>
        </draw:line>
        <draw:connector draw:style-name="gr3" draw:text-style-name="P6" draw:layer="layout" draw:type="curve" svg:x1="26.369cm" svg:y1="6.912cm" svg:x2="16.905cm" svg:y2="7.679cm" draw:start-shape="id1" draw:start-glue-point="5" draw:end-shape="id2" draw:end-glue-point="4" svg:d="M26369 6912c0-1600-9464-1984-9464 767" svg:viewBox="0 0 9465 2019">
          <text:p text:style-name="P5">Done Menu</text:p>
          <text:p text:style-name="P5"/>
        </draw:connector>
        <draw:custom-shape draw:style-name="gr2" draw:text-style-name="P3" draw:layer="layout" svg:width="4.816cm" svg:height="3.855cm" svg:x="21.463cm" svg:y="13.333cm">
          <text:p text:style-name="P3">Saving</text:p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816cm" svg:height="3.855cm" svg:x="9.652cm" svg:y="14.902cm">
          <text:p text:style-name="P3">Loading</text:p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2.065cm" svg:y1="14.902cm" svg:x2="15.24cm" svg:y2="10.965cm">
          <text:p text:style-name="P5">Done Loading</text:p>
          <text:p text:style-name="P5"/>
        </draw:line>
        <draw:line draw:style-name="gr3" draw:text-style-name="P6" draw:layer="layout" svg:x1="16.891cm" svg:y1="11.6cm" svg:x2="13.589cm" svg:y2="15.537cm">
          <text:p text:style-name="P5">Load</text:p>
        </draw:line>
        <draw:line draw:style-name="gr3" draw:text-style-name="P6" draw:layer="layout" svg:x1="22.098cm" svg:y1="14.013cm" svg:x2="18.669cm" svg:y2="10.965cm">
          <text:p text:style-name="P5">Done Saving</text:p>
        </draw:line>
        <draw:line draw:style-name="gr3" draw:text-style-name="P6" draw:layer="layout" svg:x1="19.431cm" svg:y1="9.568cm" svg:x2="24.003cm" svg:y2="13.378cm">
          <text:p text:style-name="P5">Save</text:p>
        </draw:line>
        <draw:frame draw:style-name="gr4" draw:text-style-name="P7" draw:layer="layout" svg:width="22.352cm" svg:height="10.287cm" svg:x="2.413cm" svg:y="19.177cm">
          <draw:text-box>
            <text:list text:style-name="L1">
              <text:list-item>
                <text:p>Waiting state: Will display a small menu on the right of the screen</text:p>
              </text:list-item>
            </text:list>
            <text:p>If we are going back to game, we will reset that state to Running state</text:p>
            <text:p/>
            <text:list text:continue-numbering="true" text:style-name="L1">
              <text:list-item>
                <text:p>Saving state: Will save</text:p>
              </text:list-item>
            </text:list>
            <text:p/>
            <text:list text:continue-numbering="true" text:style-name="L1">
              <text:list-item>
                <text:p>Loading state : Will load</text:p>
              </text:list-item>
            </text:list>
            <text:p/>
            <text:list text:continue-numbering="true" text:style-name="L1">
              <text:list-item>
                <text:p>Running State: Game is running</text:p>
              </text:list-item>
            </text:list>
            <text:p/>
            <text:list text:continue-numbering="true" text:style-name="L1">
              <text:list-item>
                <text:p>Initializing State: First load, will load from default data file and setup the environment</text:p>
                <text:p/>
              </text:list-item>
              <text:list-item>
                <text:p>Exiting State: Will be called when using exit() will need to destroy allocated data and then reset the console mode</text:p>
              </text:list-item>
            </text:list>
          </draw:text-box>
        </draw:frame>
        <draw:custom-shape draw:style-name="gr2" draw:text-style-name="P3" draw:layer="layout" svg:width="4.816cm" svg:height="3.855cm" svg:x="11.059cm" svg:y="1.86cm">
          <text:p text:style-name="P3">Exiting</text:p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15.127cm" svg:y1="8.24cm" svg:x2="13.318cm" svg:y2="5.594cm">
          <text:p text:style-name="P5">Exit()</text:p>
        </draw:line>
        <draw:line draw:style-name="gr5" draw:text-style-name="P6" draw:layer="layout" svg:x1="8.382cm" svg:y1="9.779cm" svg:x2="14.605cm" svg:y2="9.652cm">
          <text:p text:style-name="P8">GameScene.start()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3:06:05.709283300</meta:creation-date>
    <dc:date>2020-05-09T15:42:21.457172379</dc:date>
    <meta:editing-duration>PT2H15M15S</meta:editing-duration>
    <meta:editing-cycles>2</meta:editing-cycles>
    <meta:generator>LibreOffice/6.2.8.2$Linux_X86_64 LibreOffice_project/20$Build-2</meta:generator>
    <meta:document-statistic meta:object-count="17"/>
  </office:meta>
</office:document-meta>
</file>